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 Adjusted', 'Segoe UI', 'Liberation Sans', sans-serif"/>
    <style:font-face style:name="var ff-mono" svg:font-family="'var ff-mono'"/>
  </office:font-face-decls>
  <office:automatic-styles>
    <style:style style:name="P1" style:family="paragraph" style:parent-style-name="Title">
      <style:paragraph-properties fo:line-height="150%"/>
    </style:style>
    <style:style style:name="P2" style:family="paragraph" style:parent-style-name="Text_20_body">
      <style:paragraph-properties fo:line-height="150%" fo:text-align="start" style:justify-single-word="false"/>
      <style:text-properties officeooo:paragraph-rsid="00376c31"/>
    </style:style>
    <style:style style:name="P3" style:family="paragraph" style:parent-style-name="Standard">
      <style:paragraph-properties fo:line-height="150%"/>
      <style:text-properties style:font-name="Arial" fo:font-size="13pt" style:font-size-asian="13pt" style:font-size-complex="13pt"/>
    </style:style>
    <style:style style:name="P4" style:family="paragraph" style:parent-style-name="Standard">
      <style:paragraph-properties fo:line-height="150%"/>
      <style:text-properties style:font-name="Arial" fo:font-size="13pt" officeooo:paragraph-rsid="001cabbd" style:font-size-asian="13pt" style:font-size-complex="13pt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3pt" officeooo:paragraph-rsid="00299e2b" style:font-size-asian="13pt" style:font-size-complex="13pt"/>
    </style:style>
    <style:style style:name="P6" style:family="paragraph" style:parent-style-name="Text_20_body">
      <style:paragraph-properties fo:line-height="150%"/>
      <style:text-properties style:font-name="Arial" fo:font-size="13pt" officeooo:paragraph-rsid="00299e2b" style:font-size-asian="13pt" style:font-size-complex="13pt"/>
    </style:style>
    <style:style style:name="P7" style:family="paragraph" style:parent-style-name="Standard">
      <style:paragraph-properties fo:line-height="150%"/>
      <style:text-properties style:font-name="Arial" fo:font-size="13pt" officeooo:rsid="001e6ee5" officeooo:paragraph-rsid="001e6ee5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Arial" fo:font-size="13pt" officeooo:rsid="001fb653" officeooo:paragraph-rsid="001fb653" style:font-size-asian="13pt" style:font-size-complex="13pt"/>
    </style:style>
    <style:style style:name="P9" style:family="paragraph" style:parent-style-name="Standard">
      <style:paragraph-properties fo:line-height="100%"/>
      <style:text-properties style:font-name="Arial" fo:font-size="13pt" officeooo:rsid="001fb653" officeooo:paragraph-rsid="001fb653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Arial" fo:font-size="13pt" officeooo:rsid="002095e7" officeooo:paragraph-rsid="002095e7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Arial" fo:font-size="13pt" officeooo:rsid="002095e7" officeooo:paragraph-rsid="00237363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Arial" fo:font-size="13pt" officeooo:rsid="002095e7" officeooo:paragraph-rsid="00293f16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Arial" fo:font-size="13pt" officeooo:rsid="002095e7" officeooo:paragraph-rsid="002af659" style:font-size-asian="13pt" style:font-size-complex="13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" fo:font-size="13pt" officeooo:rsid="002095e7" officeooo:paragraph-rsid="002db7e6" style:font-size-asian="13pt" style:font-size-complex="13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Arial" fo:font-size="13pt" officeooo:rsid="002095e7" officeooo:paragraph-rsid="002f2c33" style:font-size-asian="13pt" style:font-size-complex="13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Arial" fo:font-size="13pt" officeooo:rsid="002095e7" officeooo:paragraph-rsid="00325f3b" style:font-size-asian="13pt" style:font-size-complex="13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Arial" fo:font-size="13pt" officeooo:rsid="002095e7" officeooo:paragraph-rsid="00337957" style:font-size-asian="13pt" style:font-size-complex="13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Arial" fo:font-size="13pt" officeooo:rsid="002095e7" officeooo:paragraph-rsid="003481d0" style:font-size-asian="13pt" style:font-size-complex="13pt"/>
    </style:style>
    <style:style style:name="P19" style:family="paragraph" style:parent-style-name="Standard">
      <style:paragraph-properties fo:line-height="150%" fo:text-align="start" style:justify-single-word="false"/>
      <style:text-properties style:font-name="Arial" fo:font-size="13pt" officeooo:rsid="002095e7" officeooo:paragraph-rsid="00363317" style:font-size-asian="13pt" style:font-size-complex="13pt"/>
    </style:style>
    <style:style style:name="P20" style:family="paragraph" style:parent-style-name="Standard">
      <style:paragraph-properties fo:line-height="200%"/>
      <style:text-properties style:font-name="Arial" fo:font-size="13pt" officeooo:rsid="002095e7" officeooo:paragraph-rsid="002095e7" style:font-size-asian="13pt" style:font-size-complex="13pt"/>
    </style:style>
    <style:style style:name="P21" style:family="paragraph" style:parent-style-name="Standard">
      <style:paragraph-properties fo:line-height="150%"/>
      <style:text-properties style:font-name="Arial" fo:font-size="13pt" officeooo:rsid="00237363" officeooo:paragraph-rsid="00237363" style:font-size-asian="13pt" style:font-size-complex="13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Arial" fo:font-size="13pt" officeooo:rsid="0027b5bb" officeooo:paragraph-rsid="00293f16" style:font-size-asian="13pt" style:font-size-complex="13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Arial" fo:font-size="13pt" officeooo:rsid="0026be7e" officeooo:paragraph-rsid="0026be7e" style:font-size-asian="13pt" style:font-size-complex="13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Arial" fo:font-size="13pt" officeooo:rsid="00293f16" officeooo:paragraph-rsid="00293f16" style:font-size-asian="13pt" style:font-size-complex="13pt"/>
    </style:style>
    <style:style style:name="P25" style:family="paragraph" style:parent-style-name="Text_20_body">
      <style:paragraph-properties fo:line-height="150%"/>
      <style:text-properties style:font-name="Arial" fo:font-size="13pt" officeooo:rsid="00293f16" officeooo:paragraph-rsid="00293f16" style:font-size-asian="13pt" style:font-size-complex="13pt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Arial" fo:font-size="13pt" officeooo:rsid="002c600a" officeooo:paragraph-rsid="002cde3a" style:font-size-asian="13pt" style:font-size-complex="13pt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Arial" fo:font-size="13pt" officeooo:rsid="002db7e6" officeooo:paragraph-rsid="002db7e6" style:font-size-asian="13pt" style:font-size-complex="13pt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Arial" fo:font-size="13pt" officeooo:rsid="002f2c33" officeooo:paragraph-rsid="002f2c33" style:font-size-asian="13pt" style:font-size-complex="13pt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Arial" fo:font-size="13pt" officeooo:rsid="0032e085" officeooo:paragraph-rsid="0032e085" style:font-size-asian="13pt" style:font-size-complex="13pt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Arial" fo:font-size="13pt" officeooo:rsid="00306110" officeooo:paragraph-rsid="00306110" style:font-size-asian="13pt" style:font-size-complex="13pt"/>
    </style:style>
    <style:style style:name="P31" style:family="paragraph" style:parent-style-name="Text_20_body">
      <style:paragraph-properties fo:line-height="150%" fo:text-align="start" style:justify-single-word="false"/>
      <style:text-properties style:font-name="Arial" fo:font-size="13pt" officeooo:rsid="0033cf66" officeooo:paragraph-rsid="0033cf66" style:font-size-asian="13pt" style:font-size-complex="13pt"/>
    </style:style>
    <style:style style:name="P32" style:family="paragraph" style:parent-style-name="Text_20_body">
      <style:paragraph-properties fo:line-height="150%" fo:text-align="start" style:justify-single-word="false"/>
      <style:text-properties style:font-name="Arial" fo:font-size="13pt" officeooo:rsid="0035901e" officeooo:paragraph-rsid="0035901e" style:font-size-asian="13pt" style:font-size-complex="13pt"/>
    </style:style>
    <style:style style:name="P33" style:family="paragraph" style:parent-style-name="Text_20_body">
      <style:paragraph-properties fo:line-height="150%" fo:text-align="start" style:justify-single-word="false"/>
      <style:text-properties style:font-name="Arial" fo:font-size="13pt" officeooo:rsid="00363317" officeooo:paragraph-rsid="00363317" style:font-size-asian="13pt" style:font-size-complex="13pt"/>
    </style:style>
    <style:style style:name="P34" style:family="paragraph" style:parent-style-name="Text_20_body">
      <style:paragraph-properties fo:line-height="150%" fo:text-align="start" style:justify-single-word="false"/>
      <style:text-properties style:font-name="Arial" fo:font-size="13pt" officeooo:rsid="00376c31" officeooo:paragraph-rsid="00376c31" style:font-size-asian="13pt" style:font-size-complex="13pt"/>
    </style:style>
    <style:style style:name="P35" style:family="paragraph" style:parent-style-name="Text_20_body">
      <style:paragraph-properties fo:line-height="150%" fo:text-align="start" style:justify-single-word="false"/>
      <style:text-properties officeooo:rsid="00220dab" officeooo:paragraph-rsid="00237363"/>
    </style:style>
    <style:style style:name="P36" style:family="paragraph" style:parent-style-name="Text_20_body">
      <style:paragraph-properties fo:line-height="150%" fo:text-align="start" style:justify-single-word="false"/>
      <style:text-properties officeooo:rsid="00299e2b" officeooo:paragraph-rsid="00299e2b"/>
    </style:style>
    <style:style style:name="P37" style:family="paragraph" style:parent-style-name="Heading_20_1">
      <style:paragraph-properties fo:line-height="150%" fo:text-align="center" style:justify-single-word="false"/>
    </style:style>
    <style:style style:name="P38" style:family="paragraph" style:parent-style-name="Heading_20_1">
      <style:paragraph-properties fo:line-height="150%"/>
    </style:style>
    <style:style style:name="P39" style:family="paragraph" style:parent-style-name="Heading_20_2">
      <style:paragraph-properties fo:line-height="150%" fo:text-align="center" style:justify-single-word="false"/>
    </style:style>
    <style:style style:name="P40" style:family="paragraph" style:parent-style-name="Heading_20_2">
      <style:paragraph-properties fo:line-height="150%" fo:text-align="center" style:justify-single-word="false"/>
      <style:text-properties officeooo:paragraph-rsid="00220dab"/>
    </style:style>
    <style:style style:name="P41" style:family="paragraph" style:parent-style-name="Heading_20_2">
      <style:paragraph-properties fo:text-align="center" style:justify-single-word="false"/>
    </style:style>
    <style:style style:name="P42" style:family="paragraph" style:parent-style-name="Heading_20_3">
      <style:paragraph-properties fo:line-height="150%"/>
      <style:text-properties style:font-name="Arial"/>
    </style:style>
    <style:style style:name="P43" style:family="paragraph" style:parent-style-name="Text_20_body">
      <style:paragraph-properties fo:line-height="150%" fo:text-align="start" style:justify-single-word="false"/>
      <style:text-properties style:font-name="Arial" fo:font-size="13pt" officeooo:rsid="00376c31" officeooo:paragraph-rsid="00376c31" style:font-size-asian="13pt" style:font-size-complex="13pt"/>
    </style:style>
    <style:style style:name="T1" style:family="text">
      <style:text-properties officeooo:rsid="001cabbd"/>
    </style:style>
    <style:style style:name="T2" style:family="text">
      <style:text-properties style:font-name="Arial" fo:font-size="13pt" officeooo:rsid="00376c31" style:font-size-asian="13pt" style:font-size-complex="13pt"/>
    </style:style>
    <style:style style:name="T3" style:family="text">
      <style:text-properties officeooo:rsid="001e6ee5"/>
    </style:style>
    <style:style style:name="T4" style:family="text">
      <style:text-properties officeooo:rsid="002095e7"/>
    </style:style>
    <style:style style:name="T5" style:family="text">
      <style:text-properties officeooo:rsid="00220dab"/>
    </style:style>
    <style:style style:name="T6" style:family="text">
      <style:text-properties officeooo:rsid="00237363"/>
    </style:style>
    <style:style style:name="T7" style:family="text">
      <style:text-properties officeooo:rsid="00293f16"/>
    </style:style>
    <style:style style:name="T8" style:family="text">
      <style:text-properties officeooo:rsid="00299e2b"/>
    </style:style>
    <style:style style:name="T9" style:family="text">
      <style:text-properties officeooo:rsid="002af659"/>
    </style:style>
    <style:style style:name="T10" style:family="text">
      <style:text-properties officeooo:rsid="002cde3a"/>
    </style:style>
    <style:style style:name="T11" style:family="text">
      <style:text-properties officeooo:rsid="002f2c33"/>
    </style:style>
    <style:style style:name="T12" style:family="text">
      <style:text-properties officeooo:rsid="00325f3b"/>
    </style:style>
    <style:style style:name="T13" style:family="text">
      <style:text-properties officeooo:rsid="00363317"/>
    </style:style>
    <style:style style:name="T14" style:family="text">
      <style:text-properties fo:font-variant="normal" fo:text-transform="none" fo:color="#000000" loext:opacity="100%" style:font-name="Arial" fo:font-size="13pt" fo:letter-spacing="normal" fo:font-style="normal" fo:font-weight="normal" style:font-size-asian="13pt" style:font-size-complex="13pt"/>
    </style:style>
    <style:style style:name="T15" style:family="text">
      <style:text-properties fo:font-variant="normal" fo:text-transform="none" fo:color="#000000" loext:opacity="100%" style:font-name="Arial" fo:font-size="13pt" fo:letter-spacing="normal" fo:font-style="normal" fo:font-weight="normal" style:font-size-asian="13pt" style:font-size-complex="13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ras Css (@)</text:p>
      <text:p text:style-name="P4">As regras css, mais conhecidas como regras-at (at-rules) ou regras-arroba, <text:span text:style-name="T1">são utilizadas para definir regras de comportamento ou execução (como se comportar e como executar), é iniciada com o caractere arroba ( @ ), seguido por um identificador (palavra-chave) e terminado com ponto e virgula ( ; ), apesar da declaração variar de acordo com </text:span><text:span text:style-name="T8">o tipo de</text:span><text:span text:style-name="T1"> regra, </text:span><text:span text:style-name="T8">regular ou aninhada</text:span><text:span text:style-name="T1">, </text:span><text:span text:style-name="T3">a estrutura continua parecida e tendo esses elementos</text:span></text:p>
      <text:p text:style-name="P7">@[palavra-chave] [regra];</text:p>
      <text:p text:style-name="P3">__________________________________________________________________</text:p>
      <text:h text:style-name="P37" text:outline-level="1">Regras Regulares</text:h>
      <text:p text:style-name="P36">São aquelas que seguem uma sintaxe regular</text:p>
      <text:p text:style-name="P5">__________________________________________________________________</text:p>
      <text:h text:style-name="P39" text:outline-level="2">@charset</text:h>
      <text:p text:style-name="P8">A regra @charset define qual sera <text:span text:style-name="T4">o formato de</text:span> codificação de caracteres utilizada na folha de estilo, ou seja, define qual tipo de caracteres vai ser usado ou compativel</text:p>
      <text:p text:style-name="P9"/>
      <text:p text:style-name="P10">@charset [regra];</text:p>
      <text:p text:style-name="P10">_____________________</text:p>
      <text:p text:style-name="P8">O valor geralmente usado pra essa regra é o UTF-8. <text:span text:style-name="T4">Esse valor </text:span>vai permitir a compatibilidade com acentuações, fazer isso evita qualquer erro ou bug de incompatibilidade <text:span text:style-name="T4">por parte dos caracteres</text:span>, <text:span text:style-name="T4">basicamente significa que sera compativel com o padrão ASCII UTF-8</text:span></text:p>
      <text:p text:style-name="P9"/>
      <text:p text:style-name="P20">@charset “UTF-8”;</text:p>
      <text:p text:style-name="P10">_____________________</text:p>
      <text:p text:style-name="P10"><text:soft-page-break/>essa regra deve ser a primeira regra na folha de estilo, não pode ser usada dentro de um grupo, atributo ou estilo e nem mais de uma vez na mesma folha css, caso seja, apenas a primeira sera usada</text:p>
      <text:p text:style-name="P10">__________________________________________________________________</text:p>
      <text:h text:style-name="P40" text:outline-level="2">@<text:span text:style-name="T5">import</text:span></text:h>
      <text:p text:style-name="P35">A regra @import serve para importar uma folha de estilo css na folha atual, fazendo com que as regras da outra folha possam ser utilizadas nessa, <text:span text:style-name="T6">o @import prescede todos os outros tipos de regras, tirando o @charset. Lembrando que a quantidade exagerada de @import afeta / diminui a performance da aplicação</text:span></text:p>
      <text:p text:style-name="P21">@import url(“ <text:s/>“);</text:p>
      <text:p text:style-name="P21">@import “ <text:s/>“;</text:p>
      <text:p text:style-name="P11">__________________________________________________________________</text:p>
      <text:h text:style-name="P39" text:outline-level="2">@namespace</text:h>
      <text:p text:style-name="P22">A regra @namespace é usada para aplicar Css em XHTML, permitindo que estilos sejam aplicados a elementos quem tenham prefixos de namespace xml. <text:span text:style-name="T7">Basicamente ele faz com que os elementos XHTML possam ser usados como seletores no css</text:span></text:p>
      <text:p text:style-name="P23">informa ao motor css que todo o conteudo deve ser considerado prefixado com um namespace xml</text:p>
      <text:p text:style-name="P24">Tem algumas formas do @namespace ser declarado:</text:p>
      <text:h text:style-name="P42" text:outline-level="3">Default namespace:</text:h>
      <text:p text:style-name="P24">@namespace url(“ <text:s/>“);</text:p>
      <text:p text:style-name="P24">@namespace “ <text:s/>“;</text:p>
      <text:h text:style-name="P42" text:outline-level="3">Prefixed namespace:</text:h>
      <text:p text:style-name="P25">@namespace prefixo url(“ <text:s/>“);</text:p>
      <text:p text:style-name="P25">@namespace prefixo “ <text:s/>“;</text:p>
      <text:p text:style-name="P12"/>
      <text:p text:style-name="P12"><text:soft-page-break/>__________________________________________________________________</text:p>
      <text:h text:style-name="P38" text:outline-level="1">Regras Aninhadas</text:h>
      <text:p text:style-name="P6"><text:span text:style-name="T8">São regras que apresentam uma sintaxe diferente, contendo um subconjunto de instruções adicionais, </text:span><text:span text:style-name="T9">que alem de fazerem o papel de uma regra normal, tambem podem ser usadas dentro de um grupo de regras condicional</text:span></text:p>
      <text:p text:style-name="P13">__________________________________________________________________</text:p>
      <text:h text:style-name="P41" text:outline-level="2">@media</text:h>
      <text:p text:style-name="P26">A regra @media tem a função de <text:span text:style-name="T10">aplicar estilo caso o dispositivo cumpra a condição de midia definida, ou seja, direciona estilos para telas especificas, essas telas são definidas pelo @media tambem, essa regra serve pra adaptar estilos a dispositivos</text:span></text:p>
      <text:p text:style-name="P26">É <text:span text:style-name="T10">feito usando consulta de midia, que testam o tipo, as caracteristicas especificas e o ambiente de um dispositivo</text:span></text:p>
      <text:p text:style-name="P27">@media palavra(s)-chave {</text:p>
      <text:p text:style-name="P27">seletor {Estilo}</text:p>
      <text:p text:style-name="P27">}</text:p>
      <text:p text:style-name="P14">__________________________________________________________________</text:p>
      <text:h text:style-name="P39" text:outline-level="2">@<text:span text:style-name="T11">supports</text:span></text:h>
      <text:p text:style-name="P28">A regra @supports testa se o navegador oferece suporte a um recurso, e em seguida aplica os estilos a esses elementos se a condição for atendida, ou seja, é um grupo de regras condicional que é aplicado caso o navegador cumpra com os criterios definidos, basicamente ele vai aplicar algum estilo css caso os requisitos sejam cumpridos</text:p>
      <text:p text:style-name="P28">@supports (recurso-css) {</text:p>
      <text:p text:style-name="P28">seletor{estilo}</text:p>
      <text:p text:style-name="P28">} - caso tenha suporte pro recurso-css</text:p>
      <text:p text:style-name="P28"><text:soft-page-break/></text:p>
      <text:p text:style-name="P28">@supports not (recurso-css) {</text:p>
      <text:p text:style-name="P28">seletor{estilo}</text:p>
      <text:p text:style-name="P28">} - caso não tenha suporte pro recurso-css</text:p>
      <text:p text:style-name="P15">__________________________________________________________________</text:p>
      <text:h text:style-name="P39" text:outline-level="2">@font-face</text:h>
      <text:p text:style-name="P30">A regra @font-face permite carregar fontes locais ou da internet <text:span text:style-name="T12">para usar no site, dando a possibilidade de botar um nome com font-family e um formato com format</text:span></text:p>
      <text:p text:style-name="P30">@font-face {</text:p>
      <text:p text:style-name="P30">font-family: <text:s/>; - nome da fonte</text:p>
      <text:p text:style-name="P30">src: url(“ <text:s/>“) format(“ <text:s/>“); - caminho / link da font – formato da fonte</text:p>
      <text:p text:style-name="P30">}</text:p>
      <text:p text:style-name="P16">__________________________________________________________________</text:p>
      <text:h text:style-name="P39" text:outline-level="2">@keyframes</text:h>
      <text:p text:style-name="P29">A regra @keyframes define as etapas de começo, fim e intermediarias em uma sequencia de animação, ou seja, cria uma timeline que vai de 0 a 100% permitindo alterar / declarar pontos chaves e adicionar estilos especificos pra cada um desses pontos-chave (keyframe), o @keyframes é a base de animações css</text:p>
      <text:p text:style-name="P29">@keyframes [nome-da-animacao] {</text:p>
      <text:p text:style-name="P29">% {estilo}</text:p>
      <text:p text:style-name="P29">}</text:p>
      <text:p text:style-name="P17">__________________________________________________________________</text:p>
      <text:h text:style-name="P39" text:outline-level="2">@page</text:h>
      <text:p text:style-name="P31">A regra @page define estilos que são para paginas individuais ao imprimir o documento, contendo pseudo-elementos para estilizar cada pagina, ou seja, essa <text:soft-page-break/>regra é usada para modificar algumas propriedades Css ao imprimir um documento</text:p>
      <text:p text:style-name="P31">@page {</text:p>
      <text:p text:style-name="P31">}</text:p>
      <text:p text:style-name="P31">ou</text:p>
      <text:p text:style-name="P31">@page [pseudo-elemento] {</text:p>
      <text:p text:style-name="P31">}</text:p>
      <text:p text:style-name="P18">__________________________________________________________________</text:p>
      <text:h text:style-name="P39" text:outline-level="2">@counter-style</text:h>
      <text:p text:style-name="P32">A regra @counter-style é usada para modificar / personalizar os bullets da lista, permitindo adicionar <text:span text:style-name="T13">tipos de </text:span>bullets que não existem no css e fazer algum tipo de sistema com eles, <text:span text:style-name="T13">usando as propriedades do @counter-style</text:span></text:p>
      <text:p text:style-name="P33">@counter-style [palavra-chave] {</text:p>
      <text:p text:style-name="P33">system: <text:s/>; - tipo do bullet</text:p>
      <text:p text:style-name="P33">symbols: <text:s/>; - novo bullet</text:p>
      <text:p text:style-name="P33">}</text:p>
      <text:p text:style-name="P19">__________________________________________________________________</text:p>
      <text:h text:style-name="P39" text:outline-level="2">@font-feature-values</text:h>
      <text:p text:style-name="P34">Permite usar nomes comuns na propriedade font-variant-alternates, isso ajuda a simplificar o css ao usar varias fontes, adiciona as seguintes regras:</text:p>
      <text:p text:style-name="P2"><text:span text:style-name="T2"><text:s/>@</text:span><text:span text:style-name="Source_20_Text"><text:span text:style-name="T15">swash - @ornaments - @annotation - @stylistic - @styleset </text:span></text:span><text:span text:style-name="T14">e </text:span><text:span text:style-name="Source_20_Text"><text:span text:style-name="T15">@character-variant</text:span></text:span></text:p>
      <text:p text:style-name="P34">@font-feature-values [nome-font] {</text:p>
      <text:p text:style-name="P34">@regras-adicionadas {</text:p>
      <text:p text:style-name="P34">}<text:line-break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 Adjusted', 'Segoe UI', 'Liberation Sans', sans-serif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4:26:04.934363262</meta:creation-date>
    <dc:date>2022-07-22T15:47:30.091972522</dc:date>
    <meta:editing-duration>PT2H36M28S</meta:editing-duration>
    <meta:editing-cycles>3</meta:editing-cycles>
    <meta:generator>LibreOffice/7.3.4.2$Linux_X86_64 LibreOffice_project/30$Build-2</meta:generator>
    <meta:document-statistic meta:table-count="0" meta:image-count="0" meta:object-count="0" meta:page-count="5" meta:paragraph-count="85" meta:word-count="781" meta:character-count="5579" meta:non-whitespace-character-count="4870"/>
  </office:meta>
</office:document-meta>
</file>